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>
      <style:text-properties fo:color="#b8bec3" style:font-name="monospace" loext:padding="0.049cm" loext:border="0.74pt solid #b8bec3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Heading_20_2" text:outline-level="2">Good practices</text:h>
      <text:p text:style-name="Standard"/>
      <text:p text:style-name="P2"/>
      <text:p text:style-name="Text_20_body">Use <text:span text:style-name="Strong_20_Emphasis">meaningful</text:span> object <text:span text:style-name="Strong_20_Emphasis">names</text:span></text:p>
      <text:list xml:id="list551719314" text:style-name="L2">
        <text:list-item>
          <text:p text:style-name="P3"><text:span text:style-name="Strong_20_Emphasis">Indentation: no choice!</text:span></text:p>
        </text:list-item>
      </text:list>
      <text:p text:style-name="Text_20_body">Indenting is compulsory in Python! Every command block following a colon bears an additional indentation level with respect to the previous line with a colon. One must therefore indent after <text:span text:style-name="Source_20_Text">def f():</text:span> or <text:span text:style-name="Source_20_Text">while:</text:span>. At the end of such logical blocks, one decreases the indentation depth (and re-increases it if a new block is entered, etc.)</text:p>
      <text:p text:style-name="Text_20_body">Strict respect of indentation is the price to pay for getting rid of <text:span text:style-name="Source_20_Text">{</text:span> or <text:span text:style-name="Source_20_Text">;</text:span> characters that delineate logical blocks in other languages. Improper indentation leads to errors such as</text:p>
      <text:list xml:id="list277469147" text:style-name="L3">
        <text:list-item>
          <text:p text:style-name="P4">All this indentation business can be a bit confusing in the beginning. However, with the clear indentation, and in the absence of extra characters, the resulting code is very nice to read compared to other languages.</text:p>
        </text:list-item>
      </text:list>
      <text:list xml:id="list3643037523" text:style-name="L4">
        <text:list-item>
          <text:p text:style-name="P5"><text:span text:style-name="Strong_20_Emphasis">Indentation depth</text:span>: Inside your text editor, you may choose to indent with any positive number of spaces (1, 2, 3, 4, …). However, it is considered good practice to <text:span text:style-name="Strong_20_Emphasis">indent with 4 spaces</text:span>. You may configure your editor to map the <text:span text:style-name="Source_20_Text">Tab</text:span> key to a 4-space indentation.</text:p>
        </text:list-item>
      </text:list>
      <text:list xml:id="list1921938646" text:style-name="L5">
        <text:list-item>
          <text:p text:style-name="P6"><text:span text:style-name="Strong_20_Emphasis">Style guidelines</text:span></text:p>
        </text:list-item>
      </text:list>
      <text:p text:style-name="Text_20_body"><text:span text:style-name="Strong_20_Emphasis">Long lines</text:span>: you should not write very long lines that span over more than (e.g.) 80 characters. Long lines can be broken with the <text:span text:style-name="Source_20_Text">\</text:span> character</text:p>
      <text:p text:style-name="P7">&gt;&gt;&gt;</text:p>
      <text:p text:style-name="P1">long_line = "Here is a very very long line \</text:p>
      <text:p text:style-name="P1">that we break in two parts."</text:p>
      <text:p text:style-name="Text_20_body"><text:span text:style-name="Strong_20_Emphasis">Spaces</text:span></text:p>
      <text:p text:style-name="Text_20_body">Write well-spaced code: put whitespaces after commas, around arithmetic operators, etc.:</text:p>
      <text:p text:style-name="P7">&gt;&gt;&gt;</text:p>
      <text:p text:style-name="P1">a = 1 # yes</text:p>
      <text:p text:style-name="P1">a=1 # too crampe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9:50:03.612546097</meta:creation-date>
    <dc:date>2019-05-26T09:50:32.914427237</dc:date>
    <meta:editing-duration>PT30S</meta:editing-duration>
    <meta:editing-cycles>1</meta:editing-cycles>
    <meta:document-statistic meta:table-count="0" meta:image-count="0" meta:object-count="0" meta:page-count="1" meta:paragraph-count="17" meta:word-count="250" meta:character-count="1417" meta:non-whitespace-character-count="1188"/>
    <meta:generator>LibreOffice/6.0.7.3$Linux_X86_64 LibreOffice_project/00m0$Build-3</meta:generator>
  </office:meta>
</office:document-meta>
</file>